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6" style:family="paragraph" style:parent-style-name="Heading_20_1">
      <style:paragraph-properties style:snap-to-layout-grid="false"/>
    </style:style>
    <style:style style:name="P27" style:family="paragraph" style:parent-style-name="Heading_20_3">
      <style:paragraph-properties style:snap-to-layout-grid="false"/>
    </style:style>
    <style:style style:name="P28"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T10" style:family="text">
      <style:text-properties fo:font-size="12pt" fo:font-weight="normal" style:font-size-asian="12pt" style:font-weight-asian="normal" style:font-size-complex="12pt" style:font-weight-complex="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5in" draw:visible-area-height="0.8866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Hahn Florian</text:p>
          </table:table-cell>
        </table:table-row>
        <table:table-row table:style-name="Table1.1">
          <table:table-cell table:style-name="Table1.C1" table:number-columns-spanned="3" office:value-type="string">
            <text:p text:style-name="P14">Projekttitel: <text:s text:c="2"/>Luminary Maschinensteuerung <text:s text:c="2"/></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9</text:p>
          </table:table-cell>
          <table:covered-table-cell/>
          <table:table-cell table:style-name="Table2.C1" table:number-columns-spanned="2" office:value-type="string">
            <text:p text:style-name="P14">Stundensumme: <text:s text:c="5"/>16</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Treffen mit Hr. <text:s/>Scheiblhofer</text:h>
          </table:table-cell>
          <table:covered-table-cell/>
          <table:table-cell table:style-name="Table2.D3" office:value-type="float" office:value="3">
            <text:h text:style-name="P22" text:outline-level="1">3</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ToDo Liste erstellt, ComTask Gerüst erstellt, Interprozesskommunikation</text:h>
          </table:table-cell>
          <table:covered-table-cell/>
          <table:table-cell table:style-name="Table2.D3" office:value-type="float" office:value="4">
            <text:h text:style-name="P22" text:outline-level="1">4</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Zeitplan, dhcp Client implementieren, Wechsel von uip auf lwip</text:h>
          </table:table-cell>
          <table:covered-table-cell/>
          <table:table-cell table:style-name="Table2.D3" office:value-type="float" office:value="6">
            <text:h text:style-name="P22" text:outline-level="1">6</text:h>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LWIP Port hinzugefügt</text:h>
          </table:table-cell>
          <table:covered-table-cell/>
          <table:table-cell table:style-name="Table2.D3" office:value-type="float" office:value="3">
            <text:h text:style-name="P24" text:outline-level="1">3</text:h>
          </table:table-cell>
        </table:table-row>
        <table:table-row table:style-name="Table2.1">
          <table:table-cell table:style-name="Table2.A1" table:number-columns-spanned="2" office:value-type="string">
            <text:p text:style-name="P14">Kalenderwoche: <text:s text:c="3"/>40</text:p>
          </table:table-cell>
          <table:covered-table-cell/>
          <table:table-cell table:style-name="Table2.C1" table:number-columns-spanned="2" office:value-type="string">
            <text:p text:style-name="P14">Stundensumme: <text:s text:c="4"/>2</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5"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Weitere Arbeit LWIP Portierung</text:h>
          </table:table-cell>
          <table:covered-table-cell/>
          <table:table-cell table:style-name="Table2.D3" office:value-type="float" office:value="2">
            <text:h text:style-name="P24" text:outline-level="1">2</text:h>
          </table:table-cell>
        </table:table-row>
        <table:table-row table:style-name="Table2.1">
          <table:table-cell table:style-name="Table2.A1" table:number-columns-spanned="2" office:value-type="string">
            <text:p text:style-name="P14">Kalenderwoche: <text:s text:c="3"/>41</text:p>
          </table:table-cell>
          <table:covered-table-cell/>
          <table:table-cell table:style-name="Table2.C1" table:number-columns-spanned="2" office:value-type="string">
            <text:p text:style-name="P14">Stundensumme: 15</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6" text:outline-level="1"><text:span text:style-name="T10">UC IP Webserver <text:s/>httpd_fs_open</text:span> <text:span text:style-name="T9">analysiert und aufgebohrt, Queue API, ComTask Queue erstellt, Makefile aufgeräumt</text:span></text:h>
          </table:table-cell>
          <table:covered-table-cell/>
          <table:table-cell table:style-name="Table2.D3" office:value-type="float" office:value="4.5">
            <text:h text:style-name="P22" text:outline-level="1">4.5</text:h>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Queue für Graphics Task erstellt, Messages aus Queue werden auf Display ausgegeben</text:h>
          </table:table-cell>
          <table:covered-table-cell/>
          <table:table-cell table:style-name="Table2.D3" office:value-type="float" office:value="2">
            <text:h text:style-name="P22" text:outline-level="1">2</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Erste eigene CGI Funktion erstellt, Beispiel html Seite erstellt, Statische IP, +/- per JS</text:h>
          </table:table-cell>
          <table:covered-table-cell/>
          <table:table-cell table:style-name="Table2.D3" office:value-type="float" office:value="4">
            <text:h text:style-name="P22" text:outline-level="1">4</text:h>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CGI Funktionen um Parameterübergabe erweitert (!% foo [bar]), Intertaskkommunikation HTTPD CGI ↔ ComTask</text:h>
          </table:table-cell>
          <table:covered-table-cell/>
          <table:table-cell table:style-name="Table2.D3" office:value-type="float" office:value="4.5">
            <text:h text:style-name="P24" text:outline-level="1">4.5</text:h>
          </table:table-cell>
        </table:table-row>
        <table:table-row table:style-name="Table2.1">
          <table:table-cell table:style-name="Table2.A1" table:number-columns-spanned="2" office:value-type="string">
            <text:p text:style-name="P14">Kalenderwoche: <text:s text:c="3"/>42</text:p>
          </table:table-cell>
          <table:covered-table-cell/>
          <table:table-cell table:style-name="Table2.C1" table:number-columns-spanned="2" office:value-type="string">
            <text:p text:style-name="P14">Stundensumme: <text:s text:c="2"/>6</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D26"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Dokumentation der neu hinzugefügten Funktionen, Quelltext aufräumen</text:h>
          </table:table-cell>
          <table:covered-table-cell/>
          <table:table-cell table:style-name="Table2.D3" office:value-type="float" office:value="2">
            <text:h text:style-name="P22" text:outline-level="1">2</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Kommunikation httpd (CGI) ↔ ComTask verbessert, Speicherprobelm noch vorhanden</text:h>
          </table:table-cell>
          <table:covered-table-cell/>
          <table:table-cell table:style-name="Table2.D3" office:value-type="float" office:value="2.5">
            <text:h text:style-name="P22" text:outline-level="1">2.5</text:h>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Inputverarbeitung per GET analysiert</text:h>
          </table:table-cell>
          <table:covered-table-cell/>
          <table:table-cell table:style-name="Table2.D3" office:value-type="float" office:value="1.5">
            <text:h text:style-name="P24" text:outline-level="1">1.5</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8"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5in" draw:visible-area-height="0.8866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4.odt</text:file-name></text:span><text:span text:style-name="MT3"><text:tab/><text:tab/></text:span><text:span text:style-name="MT3"><text:date style:data-style-name="N30" text:date-value="2010-02-22T20:38:46">22.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22T20:38:46</dc:date>
    <meta:print-date>2000-12-19T15:31:00</meta:print-date>
    <meta:editing-cycles>48</meta:editing-cycles>
    <meta:generator>OpenOffice.org/3.1$Unix OpenOffice.org_project/310m19$Build-9420</meta:generator>
    <meta:editing-duration>PT07H20M16S</meta:editing-duration>
    <meta:document-statistic meta:table-count="5" meta:image-count="0" meta:object-count="1" meta:page-count="2" meta:paragraph-count="92" meta:word-count="302" meta:character-count="2238"/>
    <meta:user-defined meta:name="Info 1"/>
    <meta:user-defined meta:name="Info 2"/>
    <meta:user-defined meta:name="Info 3"/>
    <meta:user-defined meta:name="Info 4"/>
  </office:meta>
</office:document-meta>
</file>